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A0000015AC7AFDE8339DB97CF.png" manifest:media-type="image/png"/>
  <manifest:file-entry manifest:full-path="Pictures/10000201000001540000002EFE5C45CE01566E9E.png" manifest:media-type="image/png"/>
  <manifest:file-entry manifest:full-path="Pictures/1000000000000F0000000870722A4A6BFCDCEF58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c28" officeooo:paragraph-rsid="000acc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.90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0.461in" svg:y="0.6874in" svg:width="3.5417in" svg:height="0.4791in" draw:z-index="0"><draw:image xlink:href="Pictures/10000201000001540000002EFE5C45CE01566E9E.png" xlink:type="simple" xlink:show="embed" xlink:actuate="onLoad" loext:mime-type="image/png"/></draw:frame><draw:frame draw:style-name="fr2" draw:name="Image2" text:anchor-type="paragraph" svg:x="-0.4634in" svg:y="2.5728in" svg:width="6.6929in" svg:height="3.7646in" draw:z-index="1"><draw:image xlink:href="Pictures/1000000000000F0000000870722A4A6BFCDCEF58.jpg" xlink:type="simple" xlink:show="embed" xlink:actuate="onLoad" loext:mime-type="image/jpeg"/></draw:frame><draw:frame draw:style-name="fr1" draw:name="Image3" text:anchor-type="paragraph" svg:x="3.0965in" svg:y="-0.5209in" svg:width="3.6043in" svg:height="1.7035in" draw:z-index="2"><draw:image xlink:href="Pictures/100000000000015A0000015AC7AFDE8339DB97CF.png" xlink:type="simple" xlink:show="embed" xlink:actuate="onLoad" loext:mime-type="image/png"/></draw:frame>Test asasd ADAS DSA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0T16:09:32.543657475</meta:creation-date>
    <dc:date>2019-11-10T16:12:56.761267328</dc:date>
    <meta:editing-duration>PT1M41S</meta:editing-duration>
    <meta:editing-cycles>2</meta:editing-cycles>
    <meta:generator>LibreOffice/6.3.2.2$Linux_X86_64 LibreOffice_project/30$Build-2</meta:generator>
    <meta:document-statistic meta:table-count="0" meta:image-count="3" meta:object-count="0" meta:page-count="1" meta:paragraph-count="1" meta:word-count="4" meta:character-count="19" meta:non-whitespace-character-count="16"/>
  </office:meta>
</office:document-meta>
</file>